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7.9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4" style:family="table-row">
      <style:table-row-properties style:row-height="0.67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etadaten-Text" table:style-name="ta1" table:print="false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1002" table:default-cell-style-name="Default"/>
        <table:table-row table:style-name="ro1" table:visibility="collapse">
          <table:table-cell table:style-name="Heading" office:value-type="string">
            <text:p>ID</text:p>
          </table:table-cell>
          <table:table-cell table:style-name="Heading" office:value-type="string">
            <text:p>Title</text:p>
          </table:table-cell>
          <table:table-cell table:style-name="Heading" office:value-type="string">
            <text:p>Full name</text:p>
          </table:table-cell>
          <table:table-cell table:style-name="Heading" office:value-type="string">
            <text:p>Aka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Bio</text:p>
          </table:table-cell>
          <table:table-cell table:style-name="Heading" office:value-type="string">
            <text:p>Goals</text:p>
          </table:table-cell>
          <table:table-cell table:style-name="Heading" office:value-type="string">
            <text:p>Notes</text:p>
          </table:table-cell>
          <table:table-cell table:style-name="Heading" office:value-type="string">
            <text:p>Tags</text:p>
          </table:table-cell>
          <table:table-cell table:style-name="Heading" office:value-type="string">
            <text:p>Goal</text:p>
          </table:table-cell>
          <table:table-cell table:style-name="Heading" office:value-type="string">
            <text:p>Conflict</text:p>
          </table:table-cell>
          <table:table-cell table:style-name="Heading" office:value-type="string">
            <text:p>Outcome</text:p>
          </table:table-cell>
          <table:table-cell table:style-name="Heading" office:value-type="string">
            <text:p>ac1</text:p>
          </table:table-cell>
          <table:table-cell table:style-name="Heading" table:number-columns-repeated="1003"/>
        </table:table-row>
        <table:table-row table:style-name="ro2">
          <table:table-cell office:value-type="string">
            <text:p>rt</text:p>
          </table:table-cell>
          <table:table-cell office:value-type="string">
            <text:p>The Beta novel title</text:p>
          </table:table-cell>
          <table:table-cell table:number-columns-repeated="2"/>
          <table:table-cell office:value-type="string">
            <text:p>Describing the Beta novel.</text:p>
          </table:table-cell>
          <table:table-cell table:number-columns-repeated="1011"/>
        </table:table-row>
        <table:table-row table:style-name="ro2">
          <table:table-cell office:value-type="string">
            <text:p>ch6</text:p>
          </table:table-cell>
          <table:table-cell office:value-type="string">
            <text:p>Beta Chapter Title 1</text:p>
          </table:table-cell>
          <table:table-cell table:number-columns-repeated="2"/>
          <table:table-cell office:value-type="string">
            <text:p>Description of the first chapter.</text:p>
          </table:table-cell>
          <table:table-cell table:number-columns-repeated="2"/>
          <table:table-cell office:value-type="string">
            <text:p>Notes on the first chapter.</text:p>
          </table:table-cell>
          <table:table-cell table:number-columns-repeated="1008"/>
        </table:table-row>
        <table:table-row table:style-name="ro1">
          <table:table-cell office:value-type="string">
            <text:p>sc1</text:p>
          </table:table-cell>
          <table:table-cell office:value-type="string">
            <text:p>Beta ACT I</text:p>
          </table:table-cell>
          <table:table-cell table:number-columns-repeated="2"/>
          <table:table-cell office:value-type="string">
            <text:p>Description of Beta act I.</text:p>
          </table:table-cell>
          <table:table-cell table:number-columns-repeated="2"/>
          <table:table-cell office:value-type="string">
            <text:p>Notes on Beta act I.</text:p>
          </table:table-cell>
          <table:table-cell table:number-columns-repeated="1008"/>
        </table:table-row>
        <table:table-row table:style-name="ro1">
          <table:table-cell office:value-type="string">
            <text:p>sc2</text:p>
          </table:table-cell>
          <table:table-cell office:value-type="string">
            <text:p><text:s/>Beta step (sc2)</text:p>
          </table:table-cell>
          <table:table-cell table:number-columns-repeated="2"/>
          <table:table-cell office:value-type="string">
            <text:p>Description of Beta step (sc2).</text:p>
          </table:table-cell>
          <table:table-cell table:number-columns-repeated="2"/>
          <table:table-cell office:value-type="string">
            <text:p>Notes on Beta step (sc2).</text:p>
          </table:table-cell>
          <table:table-cell table:number-columns-repeated="1008"/>
        </table:table-row>
        <table:table-row table:style-name="ro2">
          <table:table-cell office:value-type="string">
            <text:p>sc15</text:p>
          </table:table-cell>
          <table:table-cell office:value-type="string">
            <text:p>Beta section (sc15)</text:p>
          </table:table-cell>
          <table:table-cell table:number-columns-repeated="2"/>
          <table:table-cell office:value-type="string">
            <text:p>Beta section (sc15)'s description.</text:p>
          </table:table-cell>
          <table:table-cell table:number-columns-repeated="2"/>
          <table:table-cell office:value-type="string">
            <text:p>Notes on the Beta section (sc15).</text:p>
          </table:table-cell>
          <table:table-cell office:value-type="string">
            <text:p>BetaSc15</text:p>
          </table:table-cell>
          <table:table-cell office:value-type="string">
            <text:p>Goal in the Beta section (sc15).</text:p>
          </table:table-cell>
          <table:table-cell office:value-type="string">
            <text:p>Conflict in the Beta section (sc15).</text:p>
          </table:table-cell>
          <table:table-cell office:value-type="string">
            <text:p>Outcome in the Beta section (sc15).</text:p>
          </table:table-cell>
          <table:table-cell table:number-columns-repeated="1004"/>
        </table:table-row>
        <table:table-row table:style-name="ro2">
          <table:table-cell office:value-type="string">
            <text:p>sc16</text:p>
          </table:table-cell>
          <table:table-cell office:value-type="string">
            <text:p>Beta section (sc16)</text:p>
          </table:table-cell>
          <table:table-cell table:number-columns-repeated="6"/>
          <table:table-cell office:value-type="string">
            <text:p>BetaSc2</text:p>
          </table:table-cell>
          <table:table-cell table:number-columns-repeated="1007"/>
        </table:table-row>
        <table:table-row table:style-name="ro2">
          <table:table-cell office:value-type="string">
            <text:p>ch9</text:p>
          </table:table-cell>
          <table:table-cell office:value-type="string">
            <text:p>Beta Chapter Title 2</text:p>
          </table:table-cell>
          <table:table-cell table:number-columns-repeated="1014"/>
        </table:table-row>
        <table:table-row table:style-name="ro2">
          <table:table-cell office:value-type="string">
            <text:p>sc17</text:p>
          </table:table-cell>
          <table:table-cell office:value-type="string">
            <text:p>Beta section (sc17)</text:p>
          </table:table-cell>
          <table:table-cell table:number-columns-repeated="1014"/>
        </table:table-row>
        <table:table-row table:style-name="ro2">
          <table:table-cell office:value-type="string">
            <text:p>sc18</text:p>
          </table:table-cell>
          <table:table-cell office:value-type="string">
            <text:p>Beta section (sc18)</text:p>
          </table:table-cell>
          <table:table-cell table:number-columns-repeated="1014"/>
        </table:table-row>
        <table:table-row table:style-name="ro2">
          <table:table-cell office:value-type="string">
            <text:p>ch7</text:p>
          </table:table-cell>
          <table:table-cell office:value-type="string">
            <text:p>Beta Chapter Title 3</text:p>
          </table:table-cell>
          <table:table-cell table:number-columns-repeated="1014"/>
        </table:table-row>
        <table:table-row table:style-name="ro2">
          <table:table-cell office:value-type="string">
            <text:p>sc19</text:p>
          </table:table-cell>
          <table:table-cell office:value-type="string">
            <text:p>Beta section (sc19)</text:p>
          </table:table-cell>
          <table:table-cell table:number-columns-repeated="1014"/>
        </table:table-row>
        <table:table-row table:style-name="ro2">
          <table:table-cell office:value-type="string">
            <text:p>sc20</text:p>
          </table:table-cell>
          <table:table-cell office:value-type="string">
            <text:p>Beta section (sc20)</text:p>
          </table:table-cell>
          <table:table-cell table:number-columns-repeated="1014"/>
        </table:table-row>
        <table:table-row table:style-name="ro2">
          <table:table-cell office:value-type="string">
            <text:p>ch10</text:p>
          </table:table-cell>
          <table:table-cell office:value-type="string">
            <text:p>Beta Chapter Title 4</text:p>
          </table:table-cell>
          <table:table-cell table:number-columns-repeated="1014"/>
        </table:table-row>
        <table:table-row table:style-name="ro2">
          <table:table-cell office:value-type="string">
            <text:p>sc21</text:p>
          </table:table-cell>
          <table:table-cell office:value-type="string">
            <text:p>Beta section (sc21)</text:p>
          </table:table-cell>
          <table:table-cell table:number-columns-repeated="1014"/>
        </table:table-row>
        <table:table-row table:style-name="ro2">
          <table:table-cell office:value-type="string">
            <text:p>sc22</text:p>
          </table:table-cell>
          <table:table-cell office:value-type="string">
            <text:p>Beta section (sc22)</text:p>
          </table:table-cell>
          <table:table-cell table:number-columns-repeated="1014"/>
        </table:table-row>
        <table:table-row table:style-name="ro2">
          <table:table-cell office:value-type="string">
            <text:p>ch8</text:p>
          </table:table-cell>
          <table:table-cell office:value-type="string">
            <text:p>Beta Chapter Title 5</text:p>
          </table:table-cell>
          <table:table-cell table:number-columns-repeated="1014"/>
        </table:table-row>
        <table:table-row table:style-name="ro2">
          <table:table-cell office:value-type="string">
            <text:p>sc25</text:p>
          </table:table-cell>
          <table:table-cell office:value-type="string">
            <text:p>New Scene (ID25)</text:p>
          </table:table-cell>
          <table:table-cell table:number-columns-repeated="1014"/>
        </table:table-row>
        <table:table-row table:style-name="ro2">
          <table:table-cell office:value-type="string">
            <text:p>sc23</text:p>
          </table:table-cell>
          <table:table-cell office:value-type="string">
            <text:p>Beta section (sc23)</text:p>
          </table:table-cell>
          <table:table-cell table:number-columns-repeated="1014"/>
        </table:table-row>
        <table:table-row table:style-name="ro2">
          <table:table-cell office:value-type="string">
            <text:p>ch11</text:p>
          </table:table-cell>
          <table:table-cell office:value-type="string">
            <text:p>Beta Chapter Title 6</text:p>
          </table:table-cell>
          <table:table-cell table:number-columns-repeated="1014"/>
        </table:table-row>
        <table:table-row table:style-name="ro2">
          <table:table-cell office:value-type="string">
            <text:p>sc24</text:p>
          </table:table-cell>
          <table:table-cell office:value-type="string">
            <text:p>Beta section (sc24)</text:p>
          </table:table-cell>
          <table:table-cell table:number-columns-repeated="1014"/>
        </table:table-row>
        <table:table-row table:style-name="ro2">
          <table:table-cell office:value-type="string">
            <text:p>sc26</text:p>
          </table:table-cell>
          <table:table-cell office:value-type="string">
            <text:p>Beta section (sc26)</text:p>
          </table:table-cell>
          <table:table-cell table:number-columns-repeated="1014"/>
        </table:table-row>
        <table:table-row table:style-name="ro2">
          <table:table-cell office:value-type="string">
            <text:p>ch12</text:p>
          </table:table-cell>
          <table:table-cell office:value-type="string">
            <text:p>Beta Chapter Title 7</text:p>
          </table:table-cell>
          <table:table-cell table:number-columns-repeated="1014"/>
        </table:table-row>
        <table:table-row table:style-name="ro2">
          <table:table-cell office:value-type="string">
            <text:p>sc27</text:p>
          </table:table-cell>
          <table:table-cell office:value-type="string">
            <text:p>Beta section (sc27)</text:p>
          </table:table-cell>
          <table:table-cell table:number-columns-repeated="1014"/>
        </table:table-row>
        <table:table-row table:style-name="ro2">
          <table:table-cell office:value-type="string">
            <text:p>sc28</text:p>
          </table:table-cell>
          <table:table-cell office:value-type="string">
            <text:p>Beta section (sc28)</text:p>
          </table:table-cell>
          <table:table-cell table:number-columns-repeated="1014"/>
        </table:table-row>
        <table:table-row table:style-name="ro2">
          <table:table-cell office:value-type="string">
            <text:p>cr1</text:p>
          </table:table-cell>
          <table:table-cell office:value-type="string">
            <text:p>Beta character (cr1)</text:p>
          </table:table-cell>
          <table:table-cell office:value-type="string">
            <text:p>Beta character (cr1)'s' Full name</text:p>
          </table:table-cell>
          <table:table-cell office:value-type="string">
            <text:p>Character Beta 1</text:p>
          </table:table-cell>
          <table:table-cell office:value-type="string">
            <text:p>Beta character (cr1)'s description.</text:p>
          </table:table-cell>
          <table:table-cell office:value-type="string">
            <text:p>Beta character (cr1)'s Bio</text:p>
          </table:table-cell>
          <table:table-cell office:value-type="string">
            <text:p>Beta character (cr1)'s Goals</text:p>
          </table:table-cell>
          <table:table-cell office:value-type="string">
            <text:p>Note on Beta character (cr1).</text:p>
          </table:table-cell>
          <table:table-cell office:value-type="string">
            <text:p>BetaCr1</text:p>
          </table:table-cell>
          <table:table-cell table:number-columns-repeated="1007"/>
        </table:table-row>
        <table:table-row table:style-name="ro2">
          <table:table-cell office:value-type="string">
            <text:p>cr2</text:p>
          </table:table-cell>
          <table:table-cell office:value-type="string">
            <text:p>Beta character (cr2)</text:p>
          </table:table-cell>
          <table:table-cell office:value-type="string">
            <text:p>Beta character (cr2)'s' Full name</text:p>
          </table:table-cell>
          <table:table-cell office:value-type="string">
            <text:p>Character Beta 2</text:p>
          </table:table-cell>
          <table:table-cell office:value-type="string">
            <text:p>Beta character (cr2)'s description.</text:p>
          </table:table-cell>
          <table:table-cell office:value-type="string">
            <text:p>Beta character (cr2)'s Bio</text:p>
          </table:table-cell>
          <table:table-cell office:value-type="string">
            <text:p>Beta character (cr2)'s Goals</text:p>
          </table:table-cell>
          <table:table-cell office:value-type="string">
            <text:p>Note on Beta character (cr2).</text:p>
          </table:table-cell>
          <table:table-cell office:value-type="string">
            <text:p>BetaCr2</text:p>
          </table:table-cell>
          <table:table-cell table:number-columns-repeated="1007"/>
        </table:table-row>
        <table:table-row table:style-name="ro2">
          <table:table-cell office:value-type="string">
            <text:p>lc1</text:p>
          </table:table-cell>
          <table:table-cell office:value-type="string">
            <text:p>Beta location (lc1)</text:p>
          </table:table-cell>
          <table:table-cell/>
          <table:table-cell office:value-type="string">
            <text:p>Location Beta 1</text:p>
          </table:table-cell>
          <table:table-cell office:value-type="string">
            <text:p>Beta location (lc1)'s description.</text:p>
          </table:table-cell>
          <table:table-cell table:number-columns-repeated="2"/>
          <table:table-cell office:value-type="string">
            <text:p>Notes on Beta location (lc1).</text:p>
          </table:table-cell>
          <table:table-cell office:value-type="string">
            <text:p>BetaLc1</text:p>
          </table:table-cell>
          <table:table-cell table:number-columns-repeated="1007"/>
        </table:table-row>
        <table:table-row table:style-name="ro2">
          <table:table-cell office:value-type="string">
            <text:p>lc2</text:p>
          </table:table-cell>
          <table:table-cell office:value-type="string">
            <text:p>Beta location (lc2)</text:p>
          </table:table-cell>
          <table:table-cell/>
          <table:table-cell office:value-type="string">
            <text:p>Location Beta 2</text:p>
          </table:table-cell>
          <table:table-cell office:value-type="string">
            <text:p>A cozy place.</text:p>
          </table:table-cell>
          <table:table-cell table:number-columns-repeated="2"/>
          <table:table-cell office:value-type="string">
            <text:p>Notes on Beta location (lc2).</text:p>
          </table:table-cell>
          <table:table-cell office:value-type="string">
            <text:p>BetaLc2</text:p>
          </table:table-cell>
          <table:table-cell table:number-columns-repeated="1007"/>
        </table:table-row>
        <table:table-row table:style-name="ro1">
          <table:table-cell office:value-type="string">
            <text:p>it1</text:p>
          </table:table-cell>
          <table:table-cell office:value-type="string">
            <text:p>Beta item (it1)</text:p>
          </table:table-cell>
          <table:table-cell/>
          <table:table-cell office:value-type="string">
            <text:p>Item Beta 1</text:p>
          </table:table-cell>
          <table:table-cell office:value-type="string">
            <text:p>Beta item (it1)'s description.</text:p>
          </table:table-cell>
          <table:table-cell table:number-columns-repeated="2"/>
          <table:table-cell office:value-type="string">
            <text:p>Notes on Beta item (it1).</text:p>
          </table:table-cell>
          <table:table-cell office:value-type="string">
            <text:p>BetaIt1</text:p>
          </table:table-cell>
          <table:table-cell table:number-columns-repeated="1007"/>
        </table:table-row>
        <table:table-row table:style-name="ro1">
          <table:table-cell office:value-type="string">
            <text:p>it2</text:p>
          </table:table-cell>
          <table:table-cell office:value-type="string">
            <text:p>Beta item (it2)</text:p>
          </table:table-cell>
          <table:table-cell/>
          <table:table-cell office:value-type="string">
            <text:p>Item Beta 2</text:p>
          </table:table-cell>
          <table:table-cell office:value-type="string">
            <text:p>Beta item (it2)'s description.</text:p>
          </table:table-cell>
          <table:table-cell table:number-columns-repeated="2"/>
          <table:table-cell office:value-type="string">
            <text:p>Notes on Beta item (it2).</text:p>
          </table:table-cell>
          <table:table-cell office:value-type="string">
            <text:p>BetaIt2</text:p>
          </table:table-cell>
          <table:table-cell table:number-columns-repeated="1007"/>
        </table:table-row>
        <table:table-row table:style-name="ro1">
          <table:table-cell office:value-type="string">
            <text:p>ac1</text:p>
          </table:table-cell>
          <table:table-cell table:number-columns-repeated="3"/>
          <table:table-cell office:value-type="string">
            <text:p>Beta plot line A's description'.</text:p>
          </table:table-cell>
          <table:table-cell table:number-columns-repeated="2"/>
          <table:table-cell office:value-type="string">
            <text:p>Notes on Beta plot line A.</text:p>
          </table:table-cell>
          <table:table-cell table:number-columns-repeated="1008"/>
        </table:table-row>
        <table:table-row table:style-name="ro2">
          <table:table-cell office:value-type="string">
            <text:p>ap1</text:p>
          </table:table-cell>
          <table:table-cell office:value-type="string">
            <text:p>Beta Plot point (ap1)</text:p>
          </table:table-cell>
          <table:table-cell table:number-columns-repeated="2"/>
          <table:table-cell office:value-type="string">
            <text:p>Beta Plot point (ap1)'s description.</text:p>
          </table:table-cell>
          <table:table-cell table:number-columns-repeated="1011"/>
        </table:table-row>
        <table:table-row table:style-name="ro2">
          <table:table-cell office:value-type="string">
            <text:p>ap2</text:p>
          </table:table-cell>
          <table:table-cell office:value-type="string">
            <text:p>Beta Plot point (ap2)</text:p>
          </table:table-cell>
          <table:table-cell table:number-columns-repeated="2"/>
          <table:table-cell office:value-type="string">
            <text:p>Beta Plot point (ap2)'s description.</text:p>
          </table:table-cell>
          <table:table-cell table:number-columns-repeated="1011"/>
        </table:table-row>
        <table:table-row table:style-name="ro2">
          <table:table-cell office:value-type="string">
            <text:p>ap3</text:p>
          </table:table-cell>
          <table:table-cell office:value-type="string">
            <text:p>Beta Plot point (ap3)</text:p>
          </table:table-cell>
          <table:table-cell table:number-columns-repeated="2"/>
          <table:table-cell office:value-type="string">
            <text:p>Beta Plot point (ap3)'s description.</text:p>
          </table:table-cell>
          <table:table-cell table:number-columns-repeated="1011"/>
        </table:table-row>
        <table:table-row table:style-name="ro2">
          <table:table-cell office:value-type="string">
            <text:p>ap4</text:p>
          </table:table-cell>
          <table:table-cell office:value-type="string">
            <text:p>Beta Plot point (ap4)</text:p>
          </table:table-cell>
          <table:table-cell table:number-columns-repeated="2"/>
          <table:table-cell office:value-type="string">
            <text:p>Beta Plot point (ap4)'s description.</text:p>
          </table:table-cell>
          <table:table-cell table:number-columns-repeated="1011"/>
        </table:table-row>
        <table:table-row table:style-name="ro2">
          <table:table-cell office:value-type="string">
            <text:p>ap5</text:p>
          </table:table-cell>
          <table:table-cell office:value-type="string">
            <text:p>Beta Plot point (ap5)</text:p>
          </table:table-cell>
          <table:table-cell table:number-columns-repeated="2"/>
          <table:table-cell office:value-type="string">
            <text:p>Beta Plot point (ap5)'s description.</text:p>
          </table:table-cell>
          <table:table-cell table:number-columns-repeated="1011"/>
        </table:table-row>
        <table:table-row table:style-name="ro2">
          <table:table-cell office:value-type="string">
            <text:p>ap6</text:p>
          </table:table-cell>
          <table:table-cell office:value-type="string">
            <text:p>Beta Plot point (ap6)</text:p>
          </table:table-cell>
          <table:table-cell table:number-columns-repeated="2"/>
          <table:table-cell office:value-type="string">
            <text:p>Beta Plot point (ap6)'s description.</text:p>
          </table:table-cell>
          <table:table-cell table:number-columns-repeated="1011"/>
        </table:table-row>
        <table:table-row table:style-name="ro2">
          <table:table-cell office:value-type="string">
            <text:p>ap7</text:p>
          </table:table-cell>
          <table:table-cell office:value-type="string">
            <text:p>Beta Plot point (ap7)</text:p>
          </table:table-cell>
          <table:table-cell table:number-columns-repeated="2"/>
          <table:table-cell office:value-type="string">
            <text:p>Beta Plot point (ap7)'s description.</text:p>
          </table:table-cell>
          <table:table-cell table:number-columns-repeated="1011"/>
        </table:table-row>
        <table:table-row table:style-name="ro2">
          <table:table-cell office:value-type="string">
            <text:p>ap8</text:p>
          </table:table-cell>
          <table:table-cell office:value-type="string">
            <text:p>Beta Plot point (ap8)</text:p>
          </table:table-cell>
          <table:table-cell table:number-columns-repeated="2"/>
          <table:table-cell office:value-type="string">
            <text:p>Beta Plot point (ap8)'s description.</text:p>
          </table:table-cell>
          <table:table-cell table:number-columns-repeated="1011"/>
        </table:table-row>
        <table:table-row table:style-name="ro2">
          <table:table-cell office:value-type="string">
            <text:p>ap9</text:p>
          </table:table-cell>
          <table:table-cell office:value-type="string">
            <text:p>Beta Plot point (ap9)</text:p>
          </table:table-cell>
          <table:table-cell table:number-columns-repeated="2"/>
          <table:table-cell office:value-type="string">
            <text:p>Beta Plot point (ap9)'s description.</text:p>
          </table:table-cell>
          <table:table-cell table:number-columns-repeated="1011"/>
        </table:table-row>
        <table:table-row table:style-name="ro2">
          <table:table-cell office:value-type="string">
            <text:p>ap10</text:p>
          </table:table-cell>
          <table:table-cell office:value-type="string">
            <text:p>Beta Plot point (ap10)</text:p>
          </table:table-cell>
          <table:table-cell table:number-columns-repeated="2"/>
          <table:table-cell office:value-type="string">
            <text:p>Beta Plot point (ap10)'s description.</text:p>
          </table:table-cell>
          <table:table-cell table:number-columns-repeated="1011"/>
        </table:table-row>
        <table:table-row table:style-name="ro2">
          <table:table-cell office:value-type="string">
            <text:p>ap11</text:p>
          </table:table-cell>
          <table:table-cell office:value-type="string">
            <text:p>Beta Plot point (ap11)</text:p>
          </table:table-cell>
          <table:table-cell table:number-columns-repeated="2"/>
          <table:table-cell office:value-type="string">
            <text:p>Beta Plot point (ap11)'s description.</text:p>
          </table:table-cell>
          <table:table-cell table:number-columns-repeated="1011"/>
        </table:table-row>
        <table:table-row table:style-name="ro3">
          <table:table-cell office:value-type="string">
            <text:p>ap12</text:p>
          </table:table-cell>
          <table:table-cell office:value-type="string">
            <text:p>The Final Choice</text:p>
          </table:table-cell>
          <table:table-cell table:number-columns-repeated="2"/>
          <table:table-cell office:value-type="string">
            <text:p>In the last moment of the Final Battle, give your Main Character precisely the choice he or she had to make after the Unexpected Change, now with far greater consequences.</text:p>
          </table:table-cell>
          <table:table-cell table:number-columns-repeated="1011"/>
        </table:table-row>
        <table:table-row table:style-name="ro2">
          <table:table-cell office:value-type="string">
            <text:p>ap13</text:p>
          </table:table-cell>
          <table:table-cell office:value-type="string">
            <text:p>Beta Plot point (ap13)</text:p>
          </table:table-cell>
          <table:table-cell table:number-columns-repeated="2"/>
          <table:table-cell office:value-type="string">
            <text:p>Beta Plot point (ap13)'s description.</text:p>
          </table:table-cell>
          <table:table-cell table:number-columns-repeated="1011"/>
        </table:table-row>
        <table:table-row table:style-name="ro2">
          <table:table-cell office:value-type="string">
            <text:p>ap14</text:p>
          </table:table-cell>
          <table:table-cell office:value-type="string">
            <text:p>Beta Plot point (ap14)</text:p>
          </table:table-cell>
          <table:table-cell table:number-columns-repeated="2"/>
          <table:table-cell office:value-type="string">
            <text:p>Beta Plot point (ap14)'s description.</text:p>
          </table:table-cell>
          <table:table-cell table:number-columns-repeated="1011"/>
        </table:table-row>
        <table:table-row table:style-name="ro2">
          <table:table-cell office:value-type="string">
            <text:p>pn1</text:p>
          </table:table-cell>
          <table:table-cell office:value-type="string">
            <text:p>Beta project note (pn1)</text:p>
          </table:table-cell>
          <table:table-cell table:number-columns-repeated="2"/>
          <table:table-cell office:value-type="string">
            <text:p>Beta project note (pn1)'s description.</text:p>
          </table:table-cell>
          <table:table-cell table:number-columns-repeated="1011"/>
        </table:table-row>
        <table:table-row table:style-name="ro4" table:number-rows-repeated="1048528">
          <table:table-cell table:number-columns-repeated="1016"/>
        </table:table-row>
        <table:table-row table:style-name="ro4"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Calibri" fo:font-size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fo:background-color="#cfe7f5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4">04.01.2026</text:date>, <text:time>10:03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The Alpha novel title</dc:title>
    <dc:description>Describing the Alpha novel.</dc:description>
    <dc:subject/>
    <meta:keyword/>
    <meta:initial-creator>None</meta:initial-creator>
    <dc:creator>Peter Triesberger</dc:creator>
    <meta:creation-date>2026-01-04T10:03:19Z</meta:creation-date>
    <dc:date>2026-01-04T10:03:55.46</dc:date>
    <meta:editing-duration>PT31S</meta:editing-duration>
    <meta:editing-cycles>1</meta:editing-cycles>
    <meta:document-statistic meta:table-count="1" meta:cell-count="165" meta:object-count="0"/>
  </office:meta>
</office:document-meta>
</file>